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e3332" officeooo:paragraph-rsid="004e3332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style:text-properties fo:language="de" fo:country="DE"/>
    </style:style>
    <style:style style:name="P10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  <style:style style:name="T2" style:family="text">
      <style:text-properties officeooo:rsid="004ef6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RT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8">THEMA</text:p>
          </table:table-cell>
          <table:table-cell table:style-name="Table2.A1" office:value-type="string">
            <text:p text:style-name="P8">BEMERKUNG</text:p>
          </table:table-cell>
          <table:table-cell table:style-name="Table2.E1" office:value-type="string">
            <text:p text:style-name="P8">SEITE</text:p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e3332" officeooo:paragraph-rsid="004e333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4ef62e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<text:span text:style-name="MT1">RBEITSBLÄTTER</text:span></text:p>
            </table:table-cell>
            <table:table-cell table:style-name="contactinfo.C1" office:value-type="string">
              <text:p text:style-name="MP4">TEN</text:p>
            </table:table-cell>
          </table:table-row>
          <table:table-row>
            <table:table-cell table:style-name="contactinfo.A2" office:value-type="string">
              <text:p text:style-name="MP5"><text:span text:style-name="MT2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7M35S</meta:editing-duration>
    <meta:editing-cycles>43</meta:editing-cycles>
    <meta:generator>LibreOffice/5.0.3.2$Linux_X86_64 LibreOffice_project/00m0$Build-2</meta:generator>
    <dc:title>Bewerbungsschreiben</dc:title>
    <dc:date>2015-11-09T16:59:06.699730861</dc:date>
    <meta:document-statistic meta:table-count="2" meta:image-count="0" meta:object-count="0" meta:page-count="1" meta:paragraph-count="11" meta:word-count="13" meta:character-count="81" meta:non-whitespace-character-count="78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